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681in" fo:margin-left="0in" fo:break-before="auto" fo:break-after="auto" table:align="left" style:writing-mode="lr-tb"/>
    </style:style>
    <style:style style:name="Table1.A" style:family="table-column">
      <style:table-column-properties style:column-width="3.634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master-page-name="Standard">
      <style:paragraph-properties fo:line-height="115%" fo:text-align="end" style:justify-single-word="false" style:page-number="auto" fo:break-before="auto" fo:break-after="auto" style:writing-mode="lr-tb"/>
    </style:style>
    <style:style style:name="P7" style:family="paragraph" style:parent-style-name="Standard" style:master-page-name="Standard">
      <style:paragraph-properties fo:line-height="115%" style:page-number="auto" fo:break-before="auto" fo:break-after="auto" style:writing-mode="lr-tb"/>
      <style:text-properties fo:font-weight="bold" style:font-weight-asian="bold" style:font-weight-complex="bold"/>
    </style:style>
    <style:style style:name="P8" style:family="paragraph" style:parent-style-name="Standard" style:list-style-name="LS1">
      <style:paragraph-properties fo:margin-top="0in" fo:margin-bottom="0in" style:contextual-spacing="false" fo:line-height="115%" fo:break-before="auto" fo:break-after="auto" style:writing-mode="lr-tb"/>
    </style:style>
    <style:style style:name="P9" style:family="paragraph" style:parent-style-name="Standard" style:list-style-name="LS1">
      <style:paragraph-properties fo:margin-top="0in" fo:margin-bottom="0in" style:contextual-spacing="false" fo:line-height="115%" fo:break-before="auto" fo:break-after="auto" style:writing-mode="lr-tb"/>
      <style:text-properties officeooo:paragraph-rsid="001d6bed"/>
    </style:style>
    <style:style style:name="P10" style:family="paragraph" style:parent-style-name="Standard" style:list-style-name="LS2">
      <style:paragraph-properties fo:margin-top="0in" fo:margin-bottom="0in" style:contextual-spacing="false" fo:line-height="115%" fo:break-before="auto" fo:break-after="auto" style:writing-mode="lr-tb"/>
    </style:style>
    <style:style style:name="P11" style:family="paragraph" style:parent-style-name="Standard" style:list-style-name="LS3">
      <style:paragraph-properties fo:margin-top="0in" fo:margin-bottom="0in" style:contextual-spacing="false" fo:line-height="115%" fo:break-before="auto" fo:break-after="auto" style:writing-mode="lr-tb"/>
    </style:style>
    <style:style style:name="P12" style:family="paragraph" style:parent-style-name="Standard" style:list-style-name="LS4">
      <style:paragraph-properties fo:margin-top="0in" fo:margin-bottom="0in" style:contextual-spacing="false" fo:line-height="115%" fo:break-before="auto" fo:break-after="auto" style:writing-mode="lr-tb"/>
    </style:style>
    <style:style style:name="P13" style:family="paragraph" style:parent-style-name="Standard" style:list-style-name="LS5">
      <style:paragraph-properties fo:margin-top="0in" fo:margin-bottom="0in" style:contextual-spacing="false" fo:line-height="115%" fo:break-before="auto" fo:break-after="auto" style:writing-mode="lr-tb"/>
    </style:style>
    <style:style style:name="P14" style:family="paragraph" style:parent-style-name="Standard" style:list-style-name="LS6">
      <style:paragraph-properties fo:margin-top="0in" fo:margin-bottom="0in" style:contextual-spacing="false" fo:line-height="115%" fo:break-before="auto" fo:break-after="auto" style:writing-mode="lr-tb"/>
    </style:style>
    <style:style style:name="P15" style:family="paragraph" style:parent-style-name="Standard" style:list-style-name="LS3">
      <style:paragraph-properties fo:margin-top="0in" fo:margin-bottom="0in" style:contextual-spacing="false" fo:line-height="115%" fo:break-before="auto" fo:break-after="auto" style:writing-mode="lr-tb"/>
      <style:text-properties fo:font-weight="normal" officeooo:paragraph-rsid="001d6bed" style:font-weight-asian="normal" style:font-weight-complex="normal"/>
    </style:style>
    <style:style style:name="P16" style:family="paragraph" style:parent-style-name="Standard" style:list-style-name="LS3">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17" style:family="paragraph" style:parent-style-name="Standard" style:list-style-name="LS1">
      <style:paragraph-properties fo:margin-top="0in" fo:margin-bottom="0in" style:contextual-spacing="false" fo:line-height="115%" style:writing-mode="lr-tb"/>
      <style:text-properties officeooo:paragraph-rsid="001d34cb"/>
    </style:style>
    <style:style style:name="P18" style:family="paragraph" style:parent-style-name="Standard" style:list-style-name="LS3">
      <style:paragraph-properties fo:margin-top="0in" fo:margin-bottom="0in" style:contextual-spacing="false" fo:line-height="115%" style:writing-mode="lr-tb"/>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1pt" fo:font-style="normal" style:text-underline-style="none" fo:font-weight="normal" officeooo:rsid="0022902c" style:font-name-asian="Arial" style:font-size-asian="11pt" style:font-style-asian="normal" style:font-weight-asian="normal" style:font-name-complex="Ari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ELTS Listening Overview</text:p>
      <text:list xml:id="list8183438927380244862" text:style-name="LS1">
        <text:list-item>
          <text:p text:style-name="P8">Part 1 of test</text:p>
        </text:list-item>
        <text:list-item>
          <text:p text:style-name="P9">30 minutes for test and 10 minutes to transfer answers to answer sheet.</text:p>
        </text:list-item>
        <text:list-item>
          <text:p text:style-name="P17">General and Academic are same.</text:p>
        </text:list-item>
        <text:list-item>
          <text:p text:style-name="P8">Played only once.</text:p>
        </text:list-item>
        <text:list-item>
          <text:p text:style-name="P8">4 sections, 10 questions per section</text:p>
        </text:list-item>
        <text:list-item>
          <text:p text:style-name="P8">Section 1 <text:tab/>2 speakers<text:tab/>conversation</text:p>
        </text:list-item>
        <text:list-item>
          <text:p text:style-name="P8">Section 2 <text:tab/>1 speaker <text:tab/>general topic</text:p>
        </text:list-item>
        <text:list-item>
          <text:p text:style-name="P8">Section 3 <text:tab/>2-4 speaker <text:tab/>conversation in academic situation</text:p>
        </text:list-item>
        <text:list-item>
          <text:p text:style-name="P8">Section 4 <text:tab/>1 speaker <text:tab/>academic lecture</text:p>
        </text:list-item>
      </text:list>
      <text:p text:style-name="P2"/>
      <text:p text:style-name="P2">Question Types:</text:p>
      <text:list xml:id="list2570491673981147094" text:style-name="LS2">
        <text:list-item>
          <text:p text:style-name="P10">Multiple Choice Questions</text:p>
        </text:list-item>
        <text:list-item>
          <text:p text:style-name="P10">Map Completion</text:p>
        </text:list-item>
        <text:list-item>
          <text:p text:style-name="P10">Diagram Labelling</text:p>
        </text:list-item>
        <text:list-item>
          <text:p text:style-name="P10">Form Completion</text:p>
        </text:list-item>
        <text:list-item>
          <text:p text:style-name="P10">Note Completion</text:p>
        </text:list-item>
        <text:list-item>
          <text:p text:style-name="P10">Flow Chart Completion</text:p>
        </text:list-item>
        <text:list-item>
          <text:p text:style-name="P10">Sentence Completion</text:p>
        </text:list-item>
        <text:list-item>
          <text:p text:style-name="P10">Table Completion</text:p>
        </text:list-item>
        <text:list-item>
          <text:p text:style-name="P10">Summary Completion</text:p>
        </text:list-item>
        <text:list-item>
          <text:p text:style-name="P10">Short Answer Question</text:p>
        </text:list-item>
      </text:list>
      <text:p text:style-name="P1"/>
      <text:p text:style-name="P2">Listening Tips:</text:p>
      <text:list xml:id="list4276471136783238722" text:style-name="LS3">
        <text:list-item>
          <text:p text:style-name="P15">Read the instructions carefully. Check the maximum number of words allowed.</text:p>
        </text:list-item>
        <text:list-item>
          <text:p text:style-name="P18">Look for keywords and underline keywords in the questions mainly <text:span text:style-name="T1">noun</text:span> and <text:span text:style-name="T1">verb</text:span>.</text:p>
        </text:list-item>
        <text:list-item>
          <text:p text:style-name="P11">Try and Predict answers before you listen.</text:p>
        </text:list-item>
        <text:list-item>
          <text:p text:style-name="P11">Make sure you know what to do.</text:p>
        </text:list-item>
        <text:list-item>
          <text:p text:style-name="P11">Synonyms are important.</text:p>
        </text:list-item>
        <text:list-item>
          <text:p text:style-name="P11"><text:span text:style-name="T2">Beware of distractors:</text:span> don't write the first thing that sounds right sometimes the correct answer comes later.</text:p>
        </text:list-item>
        <text:list-item>
          <text:p text:style-name="P11"><text:span text:style-name="T2">Write your answers carefully:</text:span> if in doubt, write down full words not abbreviations, check spelling and grammar when you transfer your answers. Write the word you hear, don't rephrase. Use symbols such as decimal points and currency signs.</text:p>
        </text:list-item>
        <text:list-item>
          <text:p text:style-name="P11"><text:span text:style-name="T2">If you lost don't panic:</text:span> listen for keywords, look at the questions, find your place again.</text:p>
        </text:list-item>
        <text:list-item>
          <text:p text:style-name="P16">Use your 10 minutes at the end to</text:p>
          <text:list>
            <text:list-item>
              <text:p text:style-name="P11">transfer your answers to the answer sheet</text:p>
            </text:list-item>
            <text:list-item>
              <text:p text:style-name="P11">check your answers</text:p>
            </text:list-item>
            <text:list-item>
              <text:p text:style-name="P11">attempt any questions you missed ( guess if necessary ! )</text:p>
            </text:list-item>
          </text:list>
        </text:list-item>
        <text:list-item>
          <text:p text:style-name="P16">Key points for note, form, sentence, and table-completion tasks</text:p>
          <text:list>
            <text:list-item>
              <text:p text:style-name="P11">Check out the word limits first. hyphenated words are taken as one word.</text:p>
            </text:list-item>
            <text:list-item>
              <text:p text:style-name="P11">Be careful of Spelling.</text:p>
            </text:list-item>
            <text:list-item>
              <text:p text:style-name="P11">Predict the kind of word that is missing.</text:p>
            </text:list-item>
            <text:list-item>
              <text:p text:style-name="P11">Be careful of paraphrasing.</text:p>
            </text:list-item>
            <text:list-item>
              <text:p text:style-name="P11">Find out key-phrases or phrases that cannot be paraphrased.</text:p>
            </text:list-item>
          </text:list>
        </text:list-item>
        <text:list-item>
          <text:p text:style-name="P16">Tips to listen for names:</text:p>
          <text:list>
            <text:list-item>
              <text:p text:style-name="P11">Capital letters</text:p>
            </text:list-item>
            <text:list-item>
              <text:p text:style-name="P11">Spelling</text:p>
            </text:list-item>
            <text:list-item>
              <text:p text:style-name="P11">Learn common names</text:p>
            </text:list-item>
            <text:list-item>
              <text:p text:style-name="P11">Initials</text:p>
            </text:list-item>
            <text:list-item>
              <text:p text:style-name="P11">Titles - Mr, Mrs, Miss, Ms, Dr., Sir, lady</text:p>
            </text:list-item>
          </text:list>
        </text:list-item>
      </text:list>
      <text:p text:style-name="P1"/>
      <text:p text:style-name="P1"/>
      <text:p text:style-name="P2"><text:soft-page-break/>IELTS Listening - General Strategies</text:p>
      <text:list xml:id="list3452144764947370868" text:style-name="LS4">
        <text:list-item>
          <text:p text:style-name="P12">2.45 minute instruction audio</text:p>
        </text:list-item>
        <text:list-item>
          <text:p text:style-name="P12">During listening Section Instruction Time</text:p>
          <text:list>
            <text:list-item>
              <text:p text:style-name="P12">Visualize the information of section 3 and 4 based on the question</text:p>
            </text:list-item>
            <text:list-item>
              <text:p text:style-name="P12">In your head, paraphrase the questions quickly, as best as you can</text:p>
            </text:list-item>
          </text:list>
        </text:list-item>
        <text:list-item>
          <text:p text:style-name="P12">Visualize the listening based on the question</text:p>
          <text:list>
            <text:list-item>
              <text:p text:style-name="P12">What did you see before you started listening?</text:p>
            </text:list-item>
            <text:list-item>
              <text:p text:style-name="P12">What did you see while you were listening?</text:p>
            </text:list-item>
            <text:list-item>
              <text:p text:style-name="P12">Were you able to 'rewind' and see this information again when you checked your answers?</text:p>
            </text:list-item>
          </text:list>
        </text:list-item>
        <text:list-item>
          <text:p text:style-name="P12">Paraphrase the listening section as you reading the question.</text:p>
        </text:list-item>
      </text:list>
      <text:p text:style-name="P1"/>
      <text:p text:style-name="P2">IELTS Listening for plurals:</text:p>
      <text:list xml:id="list312350972502835137" text:style-name="LS5">
        <text:list-item>
          <text:p text:style-name="P13">Know your uncountable nouns</text:p>
        </text:list-item>
        <text:list-item>
          <text:p text:style-name="P13">Know your vocabulary and spelling</text:p>
        </text:list-item>
        <text:list-item>
          <text:p text:style-name="P13">Be careful of linking sounds</text:p>
          <text:list>
            <text:list-item>
              <text:p text:style-name="P13">Use grammar to help you, articles '<text:span text:style-name="T1">a'</text:span>, '<text:span text:style-name="T1">the</text:span>'</text:p>
            </text:list-item>
          </text:list>
        </text:list-item>
        <text:list-item>
          <text:p text:style-name="P13">If list of example is plural then answer will be plural.</text:p>
        </text:list-item>
      </text:list>
      <text:p text:style-name="P1"/>
      <text:p text:style-name="P2">MCQ Questions tips:</text:p>
      <text:list xml:id="list4682226430740936373" text:style-name="LS6">
        <text:list-item>
          <text:p text:style-name="P14">Look for a title</text:p>
        </text:list-item>
        <text:list-item>
          <text:p text:style-name="P14">Read the question carefully</text:p>
        </text:list-item>
        <text:list-item>
          <text:p text:style-name="P14">Find a keyword</text:p>
        </text:list-item>
        <text:list-item>
          <text:p text:style-name="P14">Paraphrase</text:p>
        </text:list-item>
        <text:list-item>
          <text:p text:style-name="P14">Read the options, All option will be given</text:p>
        </text:list-item>
        <text:list-item>
          <text:p text:style-name="P14">Watch out for answers that are correct but the speakers take them away.</text:p>
        </text:list-item>
      </text:list>
      <text:p text:style-name="P1"/>
      <table:table table:name="Table1" table:style-name="Table1">
        <table:table-column table:style-name="Table1.A" table:number-columns-repeated="2"/>
        <table:table-row>
          <table:table-cell table:style-name="Table1.A1" office:value-type="string">
            <text:p text:style-name="P4">Recommendation:</text:p>
            <text:p text:style-name="P5">You should</text:p>
            <text:p text:style-name="P5">You ought to</text:p>
            <text:p text:style-name="P5">I'd advise you to</text:p>
            <text:p text:style-name="P5">It is advisable to</text:p>
            <text:p text:style-name="P5">I suggest that</text:p>
            <text:p text:style-name="P5">It is a good idea to</text:p>
            <text:p text:style-name="P5">It is best to</text:p>
            <text:p text:style-name="P3"><text:span text:style-name="T3">If I were you, I </text:span><text:span text:style-name="T4">would</text:span></text:p>
            <text:p text:style-name="P3"><text:span text:style-name="T3">If I were in your shoes, I </text:span><text:span text:style-name="T4">would</text:span></text:p>
          </table:table-cell>
          <table:table-cell table:style-name="Table1.A1" office:value-type="string">
            <text:p text:style-name="P4">Not Allowed:</text:p>
            <text:p text:style-name="P5">You can't / you mustn't</text:p>
            <text:p text:style-name="P5">It's forbidden to</text:p>
            <text:p text:style-name="P5">It is not permitted to</text:p>
            <text:p text:style-name="P5">It's banned</text:p>
            <text:p text:style-name="P5">It is not permissible to</text:p>
            <text:p text:style-name="P3"><text:span text:style-name="T3">It is not </text:span><text:bookmark-start text:name="__DdeLink__3272_585297187"/><text:span text:style-name="T3">accessible</text:span><text:bookmark-end text:name="__DdeLink__3272_585297187"/></text:p>
            <text:p text:style-name="P5">There's a strict rule that</text:p>
            <text:p text:style-name="P5">It is not authorised / approved</text:p>
            <text:p text:style-name="P5">You won't be able t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1</meta:editing-cycles>
    <dc:date>2017-09-26T15:24:38.514975708</dc:date>
    <meta:editing-duration>PT12H29M50S</meta:editing-duration>
    <meta:document-statistic meta:table-count="1" meta:image-count="0" meta:object-count="0" meta:page-count="2" meta:paragraph-count="90" meta:word-count="603" meta:character-count="3250" meta:non-whitespace-character-count="2793"/>
  </office:meta>
</office:document-meta>
</file>